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f5831" officeooo:paragraph-rsid="001f5831"/>
    </style:style>
    <style:style style:name="T1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" style:family="text">
      <style:text-properties style:font-name="宋体" fo:font-size="12pt" officeooo:rsid="0020b24c" style:letter-kerning="false" style:font-name-asian="宋体1" style:font-size-asian="12pt" style:font-name-complex="宋体1" style:font-size-complex="12pt"/>
    </style:style>
    <style:style style:name="T3" style:family="text">
      <style:text-properties fo:color="#ff0000" style:font-name="宋体" fo:font-size="12pt" style:letter-kerning="false" style:font-name-asian="宋体1" style:font-size-asian="12pt" style:font-name-complex="宋体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需求确认</text:p>
      <text:p text:style-name="P1">4.<text:tab/><text:span text:style-name="T1">可实现对不同工艺的 不同渲染效果的变换，展示。例如 抛光 拉丝 等</text:span></text:p>
      <text:p text:style-name="P1"><text:span text:style-name="T1"><text:tab/>a)<text:tab/>渲染效果 我们提供样品</text:span></text:p>
      <text:p text:style-name="P1"/>
      <text:p text:style-name="P1"><text:span text:style-name="T1">问题：<text:tab/>抛光，拉丝渲染效果示例。</text:span></text:p>
      <text:p text:style-name="P1"/>
      <text:p text:style-name="P1"><text:span text:style-name="T1">5.<text:tab/>能够</text:span><text:span text:style-name="T3">实时</text:span><text:span text:style-name="T1">对stl文件的体积、面积、长宽高进行计算。</text:span></text:p>
      <text:p text:style-name="P1"><text:span text:style-name="T1">问题：对stl文件的体积，面积，长宽高进行计算会有以下两种精度</text:span><text:span text:style-name="T2">，可以选择</text:span><text:span text:style-name="T1">。</text:span></text:p>
      <text:p text:style-name="P1"><text:span text:style-name="T1"><text:tab/>ａ</text:span><text:span text:style-name="T2">）高精度：几何体比如您图中的胡蝶，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4:32:28.722738975</meta:creation-date>
    <dc:date>2015-03-16T15:35:46.917276777</dc:date>
    <meta:editing-duration>PT48M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37" meta:character-count="155" meta:non-whitespace-character-count="144"/>
  </office:meta>
</office:document-meta>
</file>